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 New Roman" svg:font-family="Times New Roman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text-align="center"/>
      <style:text-properties style:font-name="Arial" fo:font-size="11.5pt"/>
    </style:style>
    <style:style style:name="P3" style:family="paragraph" style:parent-style-name="Standard">
      <style:paragraph-properties fo:text-align="center"/>
      <style:text-properties style:font-name="Arial" fo:font-size="12.0pt" fo:color="#000000"/>
    </style:style>
    <style:style style:name="P4" style:family="paragraph" style:parent-style-name="Standard">
      <style:paragraph-properties fo:text-align="center">
        <style:tab-stops>
          <style:tab-stop style:position="0.2208in"/>
          <style:tab-stop style:position="0.4410in"/>
          <style:tab-stop style:position="0.6611in"/>
          <style:tab-stop style:position="0.8819in"/>
          <style:tab-stop style:position="1.1021in"/>
          <style:tab-stop style:position="1.3229in"/>
          <style:tab-stop style:position="1.5431in"/>
          <style:tab-stop style:position="1.7639in"/>
          <style:tab-stop style:position="1.9840in"/>
          <style:tab-stop style:position="2.2049in"/>
          <style:tab-stop style:position="2.4250in"/>
          <style:tab-stop style:position="2.6458in"/>
        </style:tab-stops>
      </style:paragraph-properties>
      <style:text-properties style:font-name="Arial" fo:font-size="12.0pt" fo:color="#000000"/>
    </style:style>
    <style:style style:name="P5" style:family="paragraph" style:parent-style-name="Standard">
      <style:text-properties style:font-name="Arial" fo:font-size="11.5pt"/>
    </style:style>
    <style:style style:name="P6" style:family="paragraph" style:parent-style-name="Standard">
      <style:paragraph-properties fo:margin-bottom="0.0833in" fo:margin-left="0.4924in" fo:text-align="justify"/>
      <style:text-properties style:font-name="Arial" fo:font-size="11.5pt"/>
    </style:style>
    <style:style style:name="P7" style:family="paragraph" style:parent-style-name="Standard">
      <style:paragraph-properties fo:margin-bottom="0.0833in" fo:text-align="justify"/>
      <style:text-properties style:font-name="Arial" fo:font-size="11.5pt"/>
    </style:style>
    <style:style style:name="P8" style:family="paragraph" style:parent-style-name="Standard">
      <style:paragraph-properties fo:margin-bottom="0.0833in" fo:margin-left="0.5000in" fo:text-align="justify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5pt"/>
    </style:style>
    <style:style style:name="P9" style:family="paragraph" style:parent-style-name="Standard">
      <style:paragraph-properties fo:text-align="justify"/>
      <style:text-properties style:font-name="Arial" fo:font-size="11.5pt"/>
    </style:style>
    <style:style style:name="P10" style:family="paragraph" style:parent-style-name="Standard">
      <style:paragraph-properties fo:margin-left="0.4924in" fo:text-align="justify"/>
      <style:text-properties style:font-name="Arial" fo:font-size="11.5pt"/>
    </style:style>
    <style:style style:name="P11" style:family="paragraph" style:parent-style-name="Standard">
      <style:paragraph-properties fo:margin-left="1.0000in" fo:text-align="justify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1.5pt" fo:color="#000000"/>
    </style:style>
    <style:style style:name="P12" style:family="paragraph" style:parent-style-name="Standard">
      <style:paragraph-properties fo:margin-left="1.0000in" fo:text-align="justify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1.5pt"/>
    </style:style>
    <style:style style:name="P13" style:family="paragraph" style:parent-style-name="Standard">
      <style:paragraph-properties fo:margin-left="0.4889in" fo:text-align="justify" fo:text-indent="-0.0021in">
        <style:tab-stops>
          <style:tab-stop style:position="0.0000in"/>
        </style:tab-stops>
      </style:paragraph-properties>
      <style:text-properties style:font-name="Arial" fo:font-size="11.5pt"/>
    </style:style>
    <style:style style:name="P14" style:family="paragraph" style:parent-style-name="Standard">
      <style:paragraph-properties fo:margin-bottom="0.0833in" fo:text-align="justify">
        <style:tab-stops>
          <style:tab-stop style:position="0.5000in"/>
        </style:tab-stops>
      </style:paragraph-properties>
      <style:text-properties style:font-name="Arial" fo:font-size="11.5pt"/>
    </style:style>
    <style:style style:name="P15" style:family="paragraph" style:parent-style-name="Standard">
      <style:paragraph-properties fo:margin-bottom="0.0833in" fo:margin-left="0.5000in" fo:text-align="justify" fo:text-indent="-0.5000in">
        <style:tab-stops>
          <style:tab-stop style:position="0.1528in"/>
          <style:tab-stop style:position="0.5000in"/>
          <style:tab-stop style:position="1.0035in"/>
        </style:tab-stops>
      </style:paragraph-properties>
      <style:text-properties style:font-name="Arial" fo:font-size="11.5pt"/>
    </style:style>
    <style:style style:name="P16" style:family="paragraph" style:parent-style-name="Standard">
      <style:paragraph-properties fo:margin-bottom="0.0833in" fo:margin-left="1.0000in" fo:text-align="justify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1.5pt"/>
    </style:style>
    <style:style style:name="P17" style:family="paragraph" style:parent-style-name="Standard">
      <style:paragraph-properties fo:margin-bottom="0.0833in" fo:margin-left="0.5000in" fo:text-align="justify" fo:text-indent="-0.5000in">
        <style:tab-stops>
          <style:tab-stop style:position="0.1528in"/>
          <style:tab-stop style:position="0.5000in"/>
          <style:tab-stop style:position="0.6340in"/>
          <style:tab-stop style:position="0.9792in"/>
        </style:tab-stops>
      </style:paragraph-properties>
      <style:text-properties style:font-name="Arial" fo:font-size="11.5pt"/>
    </style:style>
    <style:style style:name="P18" style:family="paragraph" style:parent-style-name="Standard">
      <style:paragraph-properties fo:margin-bottom="0.0833in">
        <style:tab-stops>
          <style:tab-stop style:position="0.5000in"/>
        </style:tab-stops>
      </style:paragraph-properties>
      <style:text-properties style:font-name="Arial" fo:font-size="11.5pt"/>
    </style:style>
    <style:style style:name="P19" style:family="paragraph" style:parent-style-name="Standard">
      <style:paragraph-properties fo:margin-bottom="0.0833in" fo:margin-left="0.5000in" fo:text-align="center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1.5pt"/>
    </style:style>
    <style:style style:name="P20" style:family="paragraph" style:parent-style-name="Standard">
      <style:paragraph-properties fo:text-align="center"/>
      <style:text-properties style:font-name="Times New Roman" fo:font-size="12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000000"/>
    </style:style>
    <style:style style:name="T3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</text:list-style>
  </office:automatic-styles>
  <office:body>
    <office:text>
      <text:p text:style-name="P1"/>
      <table:table table:name="Table1" table:style-name="Table1">
        <table:table-column table:style-name="TableColumn1"/>
        <table:table-row>
          <table:table-cell table:style-name="TableCell1">
            <text:p text:style-name="P2"/>
            <text:p text:style-name="P3">Summer J. Shields</text:p>
            <text:p text:style-name="P4">54 Remington ● Irvine, CA 92620</text:p>
            <text:p text:style-name="P3">Telephone: (714) 369-4418 E-mail: summerjustice@gmail.com</text:p>
            <text:p text:style-name="P2"/>
            <text:p text:style-name="P2"/>
            <text:p text:style-name="P2"><text:span text:style-name="T1">Summary of Qualifications </text:span></text:p>
            <text:p text:style-name="P5"/>
            <text:p text:style-name="P6">A dedicated professional with excellent qualifications in <text:span text:style-name="T1">FUNDRAISING </text:span>and <text:span text:style-name="T1">SALES. </text:span>Possess superior communication skills, interfacing easily with customers, potential clients and coworkers. Effectively resolve escalating client/customer issues. </text:p>
            <text:p text:style-name="P7"/>
            <text:p text:style-name="P7"><text:span text:style-name="T1">Key Strengths Include: </text:span></text:p>
            <text:list text:style-name="L1">
              <text:list-item>
                <text:p text:style-name="P8">Diverse experience encompassing selling, educating and public speaking. </text:p>
              </text:list-item>
              <text:list-item>
                <text:p text:style-name="P8">Excellent time management and organizational skills. </text:p>
              </text:list-item>
              <text:list-item>
                <text:p text:style-name="P8">Deliver quality customer service, with the ability to meet or exceed client expectations </text:p>
              </text:list-item>
              <text:list-item>
                <text:p text:style-name="P8">Consistently meet fundraising quotas/deadlines </text:p>
              </text:list-item>
            </text:list>
            <text:p text:style-name="P7"/>
            <text:p text:style-name="P9"><text:span text:style-name="T1">PROFESSIONAL EXPERIENCE </text:span></text:p>
            <text:p text:style-name="P9"><text:span text:style-name="T1"/></text:p>
            <text:p text:style-name="P10"><text:span text:style-name="T1">Solutions Consultant ● Kareo – Irvine, CA</text:span></text:p>
            <text:p text:style-name="P9"/>
            <text:p text:style-name="P10">Consult with healthcare providers regarding Kareo’s practice management solution, medical billing service and award-winning EHR.</text:p>
            <text:p text:style-name="P9"/>
            <text:list text:style-name="L2">
              <text:list-item>
                <text:list>
                  <text:list-item>
                    <text:p text:style-name="P11"><text:span text:style-name="T2"/><text:span text:style-name="T3">Work closely with prospective physician offices to bring them onto Kareo’s award-winning platform.</text:span></text:p>
                  </text:list-item>
                  <text:list-item>
                    <text:p text:style-name="P11"><text:span text:style-name="T2"/><text:span text:style-name="T3">Spend 60% of my day speaking with warm leads and educating them on Kareo’s new platform.</text:span></text:p>
                  </text:list-item>
                  <text:list-item>
                    <text:p text:style-name="P11"><text:span text:style-name="T2"/><text:span text:style-name="T3">Spend the remaining 40% of my day documenting, corresponding (emails) with clients and internal folks.</text:span></text:p>
                  </text:list-item>
                  <text:list-item>
                    <text:p text:style-name="P11"><text:span text:style-name="T2"/><text:span text:style-name="T3">Master value proposition and the sales process in order to close deals and exceed annual quota.</text:span></text:p>
                  </text:list-item>
                  <text:list-item>
                    <text:p text:style-name="P12">Qualified for Kareo Klub (President’s Club) in 2016.</text:p>
                  </text:list-item>
                </text:list>
              </text:list-item>
            </text:list>
            <text:p text:style-name="P10"><text:span text:style-name="T1"/></text:p>
            <text:p text:style-name="P10"><text:span text:style-name="T1">Sales Executive ● HireRight – Irvine, CA</text:span></text:p>
            <text:p text:style-name="P10"/>
            <text:p text:style-name="P10">Responsible for selling HireRight’s employment screening solutions to <text:s text:c="5"/>small and medium sized clients. Primarily an inside sales role where consulting with prospective customers.</text:p>
            <text:p text:style-name="P9"/>
            <text:list text:style-name="L2">
              <text:list-item>
                <text:list>
                  <text:list-item>
                    <text:p text:style-name="P12">Identify and develop new business opportunities through both inbound and outbound telesales activities.</text:p>
                  </text:list-item>
                  <text:list-item>
                    <text:p text:style-name="P12">Convert qualified leads within an assigned market through the presentation of solutions to prospects, customers and partners.</text:p>
                  </text:list-item>
                  <text:list-item>
                    <text:p text:style-name="P12">Recognize opportunities for revenue growth and increase pipeline within an assigned market.</text:p>
                  </text:list-item>
                  <text:list-item>
                    <text:p text:style-name="P12">Consistently meet fundraising quotas/deadlines.</text:p>
                  </text:list-item>
                  <text:list-item>
                    <text:p text:style-name="P12">Acquire and maintain detailed industry and product knowledge to maximize new business opportunities.</text:p>
                  </text:list-item>
                  <text:list-item>
                    <text:p text:style-name="P12">Prioritize daily tasks and activities, meet agreed upon deadlines and complete projects and requests with the intent of exceeding expectations of internal and external customers.</text:p>
                  </text:list-item>
                  <text:list-item>
                    <text:p text:style-name="P12">Maintain real time information of leads, opportunities and accounts in Salesforce.com, ensuring that data and resulting reports are up to date.</text:p>
                  </text:list-item>
                </text:list>
              </text:list-item>
            </text:list>
            <text:p text:style-name="P9"/>
            <text:p text:style-name="P13"><text:span text:style-name="T1">Customer Care Specialist ● HireRight – Irvine, CA</text:span></text:p>
            <text:p text:style-name="P14"/>
            <text:list text:style-name="L2">
              <text:list-item>
                <text:p text:style-name="P15">Perform a wide range of duties for this industry-leading company that conducts employee background checks. Interact extensively with existing clients via telephone, Live Chat and e-mail. </text:p>
                <text:list>
                  <text:list-item>
                    <text:p text:style-name="P16">Handle 35-40 customer inquiries daily. </text:p>
                  </text:list-item>
                  <text:list-item>
                    <text:p text:style-name="P16">Assist team members to ensure that together we strictly adhere to company policies and procedures concerning customer service protocols, and phone/e-mail etiquette. </text:p>
                  </text:list-item>
                  <text:list-item>
                    <text:p text:style-name="P16">Assist with training, educating and developing new hires. </text:p>
                  </text:list-item>
                </text:list>
              </text:list-item>
            </text:list>
            <text:p text:style-name="P14"/>
            <text:list text:style-name="L1">
              <text:list-item>
                <text:p text:style-name="P8"><text:span text:style-name="T1">Political Outreach Specialist </text:span>● American System Publications – San Francisco, CA </text:p>
              </text:list-item>
            </text:list>
            <text:p text:style-name="P14"/>
            <text:list text:style-name="L2">
              <text:list-item>
                <text:p text:style-name="P8">Fundraised from and recruited new clientele for a small to medium sized company that specializes in promoting economic and political policies. </text:p>
                <text:list>
                  <text:list-item>
                    <text:p text:style-name="P16">Subscribed new customers to company publications, reactivated existing customers and activated new financial contributors for the company. </text:p>
                  </text:list-item>
                  <text:list-item>
                    <text:p text:style-name="P16">Lead teams of lobbyists in the California State Capitol Building. </text:p>
                  </text:list-item>
                  <text:list-item>
                    <text:p text:style-name="P16">Played a leading role in increasing the fundraising capability of the company through improved customer interaction. </text:p>
                  </text:list-item>
                </text:list>
              </text:list-item>
            </text:list>
            <text:p text:style-name="P14"/>
            <text:list text:style-name="L1">
              <text:list-item>
                <text:p text:style-name="P17"/>
              </text:list-item>
            </text:list>
            <text:p text:style-name="P18"/>
            <text:list text:style-name="L1">
              <text:list-item>
                <text:p text:style-name="P19"><text:span text:style-name="T1">EDUCATIONAL BACKGROUND </text:span></text:p>
              </text:list-item>
              <text:list-item>
                <text:p text:style-name="P19">Pasadena High School ● Orange Coast College </text:p>
              </text:list-item>
              <text:list-item>
                <text:p text:style-name="P19"><text:span text:style-name="T1">Computer Skills </text:span></text:p>
              </text:list-item>
              <text:list-item>
                <text:p text:style-name="P19">Windows ● Mac/Apple ● Outlook ● Excel ● PowerPoint ● Salesforce.com</text:p>
              </text:list-item>
            </text:list>
          </table:table-cell>
        </table:table-row>
        <table:table-row>
          <table:table-cell table:style-name="TableCell1">
            <text:p text:style-name="P2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Summer Shields</meta:initial-creator>
  </office:meta>
</office:document-meta>
</file>